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6dac" officeooo:paragraph-rsid="00006dac"/>
    </style:style>
    <style:style style:name="P2" style:family="paragraph" style:parent-style-name="Standard">
      <style:text-properties officeooo:rsid="00006dac" officeooo:paragraph-rsid="0001cd0d"/>
    </style:style>
    <style:style style:name="P3" style:family="paragraph" style:parent-style-name="Standard">
      <style:text-properties officeooo:rsid="0001cd0d" officeooo:paragraph-rsid="0001cd0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076d9" style:font-style-asian="italic" style:font-style-complex="italic"/>
    </style:style>
    <style:style style:name="T3" style:family="text">
      <style:text-properties officeooo:rsid="000076d9"/>
    </style:style>
    <style:style style:name="T4" style:family="text">
      <style:text-properties officeooo:rsid="0001cd0d"/>
    </style:style>
    <style:style style:name="T5" style:family="text">
      <style:text-properties officeooo:rsid="0001f93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1f93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 Idle display shows preweld time and weld time. </text:p>
      <text:p text:style-name="P3">Display is tens of milliseconds</text:p>
      <text:p text:style-name="P3"/>
      <text:p text:style-name="P1">Change Preweld <text:tab/></text:p>
      <text:p text:style-name="P1"><text:tab/>Press<text:span text:style-name="T6"> Clock</text:span></text:p>
      <text:p text:style-name="P1"><text:tab/>"<text:span text:style-name="T2">Pr</text:span><text:span text:style-name="T3">" Dispalyed</text:span></text:p>
      <text:p text:style-name="P1"><text:tab/>adjust with Encoder </text:p>
      <text:p text:style-name="P1"><text:tab/>Exit <text:span text:style-name="T6">Combo2</text:span></text:p>
      <text:p text:style-name="P1"/>
      <text:p text:style-name="P1">Change Dwell</text:p>
      <text:p text:style-name="P1"><text:tab/>Press <text:span text:style-name="T6">Wei/Adj</text:span><text:tab/></text:p>
      <text:p text:style-name="P1"><text:tab/>"<text:span text:style-name="T1">d</text:span>" displayed</text:p>
      <text:p text:style-name="P1"><text:tab/>adjust with Encoder<text:tab/><text:tab/></text:p>
      <text:p text:style-name="P1"><text:tab/>Exit <text:span text:style-name="T6">Combo2</text:span></text:p>
      <text:p text:style-name="P1"/>
      <text:p text:style-name="P2">Change Weld</text:p>
      <text:p text:style-name="P2"><text:tab/>Press <text:span text:style-name="T6">Grill</text:span></text:p>
      <text:p text:style-name="P2"><text:tab/>"<text:span text:style-name="T4">W" displayed (looks like a reverse J and a J</text:span></text:p>
      <text:p text:style-name="P2"><text:tab/>adjust with Encoder</text:p>
      <text:p text:style-name="P2"><text:tab/>Exit <text:span text:style-name="T6">Combo2</text:span></text:p>
      <text:p text:style-name="P2"/>
      <text:p text:style-name="P2">Weld Count</text:p>
      <text:p text:style-name="P2"><text:tab/><text:span text:style-name="T5">Press </text:span><text:span text:style-name="T6">Combo1</text:span></text:p>
      <text:p text:style-name="P2"><text:tab/>"<text:span text:style-name="T4">C" displaued</text:span></text:p>
      <text:p text:style-name="P2"><text:tab/><text:span text:style-name="T4">The number of welds since turn on is displayed</text:span></text:p>
      <text:p text:style-name="P2"><text:span text:style-name="T4"><text:tab/>E</text:span>xit <text:span text:style-name="T6">Combo2</text:span></text:p>
      <text:p text:style-name="P2"/>
      <text:p text:style-name="P2">Arm</text:p>
      <text:p text:style-name="P2"><text:tab/><text:span text:style-name="T4">Press </text:span><text:span text:style-name="T6">Power</text:span></text:p>
      <text:p text:style-name="P2"><text:tab/><text:span text:style-name="T5">the red symbols on the right turn on</text:span></text:p>
      <text:p text:style-name="P2"><text:tab/>Press Start or Foot to weld</text:p>
      <text:p text:style-name="P2"><text:tab/>Exit <text:span text:style-name="T7">Stop</text:span><text:span text:style-name="T5"> or </text:span><text:span text:style-name="T6">Combo2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H52M1S</meta:editing-duration>
    <meta:editing-cycles>4</meta:editing-cycles>
    <meta:generator>LibreOffice/5.2.1.2$Windows_x86 LibreOffice_project/31dd62db80d4e60af04904455ec9c9219178d620</meta:generator>
    <dc:date>2018-02-18T17:54:00.744000000</dc:date>
    <meta:document-statistic meta:table-count="0" meta:image-count="0" meta:object-count="0" meta:page-count="1" meta:paragraph-count="27" meta:word-count="93" meta:character-count="529" meta:non-whitespace-character-count="436"/>
    <meta:user-defined meta:name="Info 1"/>
    <meta:user-defined meta:name="Info 2"/>
    <meta:user-defined meta:name="Info 3"/>
    <meta:user-defined meta:name="Info 4"/>
  </office:meta>
</office:document-meta>
</file>